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Bogotá Junio 4 de 2007</text:p>
      <text:p text:style-name="Standard"/>
      <text:p text:style-name="Standard"/>
      <text:p text:style-name="Standard"/>
      <text:p text:style-name="P2">Señor</text:p>
      <text:p text:style-name="P2">Darcy Berrio</text:p>
      <text:p text:style-name="P2">Tesorero</text:p>
      <text:p text:style-name="P2">Agencia Logística Fuerzas Militares</text:p>
      <text:p text:style-name="P2"/>
      <text:p text:style-name="P1"/>
      <text:p text:style-name="Standard"/>
      <text:p text:style-name="Standard"/>
      <text:p text:style-name="Standard"/>
      <text:p text:style-name="Standard">Referencia: Datos de cuenta de ahorros</text:p>
      <text:p text:style-name="Standard"/>
      <text:p text:style-name="Standard"/>
      <text:p text:style-name="Standard">Respetado señor:</text:p>
      <text:p text:style-name="Standard"/>
      <text:p text:style-name="Standard">Autorizo que se utilice la siguiente cuenta para la realización de consignaciones de dineros provenientes de contratos establecidos con ustedes:</text:p>
      <text:p text:style-name="Standard"/>
      <text:p text:style-name="Standard">Entidad<text:tab/>: CITIBANK</text:p>
      <text:p text:style-name="Standard">No Cuenta<text:tab/>: 5762904014</text:p>
      <text:p text:style-name="Standard">Tipo<text:tab/><text:tab/>: Ahorros</text:p>
      <text:p text:style-name="Standard">Ciudad<text:tab/><text:tab/>: Bogotá</text:p>
      <text:p text:style-name="Standard">Titular<text:tab/><text:tab/>: Carlos Iván Camargo Bareño</text:p>
      <text:p text:style-name="Standard">e-mail<text:tab/><text:tab/>: <text:a xlink:type="simple" xlink:href="mailto:cicamargoba@gmail.com">cicamargoba@gmail.com</text:a></text:p>
      <text:p text:style-name="Standard"/>
      <text:p text:style-name="Standard"/>
      <text:p text:style-name="Standard">Reciba un cordial saludo</text:p>
      <text:p text:style-name="Standard"/>
      <text:p text:style-name="Standard"/>
      <text:p text:style-name="Standard"/>
      <text:p text:style-name="Standard"/>
      <text:p text:style-name="Standard">Carlos Iván Camargo Bareño</text:p>
      <text:p text:style-name="Standard">cc 79'620.164 de Bogotá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Carlos Camargo</meta:initial-creator>
    <meta:creation-date>2007-06-04T15:38:58</meta:creation-date>
    <dc:creator>Carlos Camargo</dc:creator>
    <dc:date>2007-06-04T16:23:19</dc:date>
    <meta:printed-by>Carlos Camargo</meta:printed-by>
    <meta:print-date>2007-06-04T15:49:53</meta:print-date>
    <dc:language>en-AU</dc:language>
    <meta:editing-cycles>4</meta:editing-cycles>
    <meta:editing-duration>PT44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72" meta:character-count="492"/>
  </office:meta>
</office:document-meta>
</file>